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style:text-properties style:font-name="Arial" fo:font-size="12pt" style:font-name-asian="Arial1" style:font-size-asian="12pt" style:font-name-complex="Arial1" style:font-size-complex="12pt"/>
    </style:style>
    <style:style style:name="P4" style:family="paragraph" style:parent-style-name="Standard">
      <style:paragraph-properties fo:margin-top="0in" fo:margin-bottom="0in" loext:contextual-spacing="false" fo:line-height="100%" fo:text-align="justify" style:justify-single-word="false"/>
      <style:text-properties style:font-name="Arial" fo:font-size="12pt" style:font-name-asian="Arial1" style:font-size-asian="12pt" style:font-name-complex="Arial1" style:font-size-complex="12pt"/>
    </style:style>
    <style:style style:name="P5" style:family="paragraph" style:parent-style-name="Standard">
      <style:paragraph-properties fo:margin-top="0in" fo:margin-bottom="0in" loext:contextual-spacing="false" fo:line-height="100%" fo:text-align="justify" style:justify-single-word="false"/>
      <style:text-properties style:font-name="Arial" fo:font-size="9pt" fo:font-weight="bold" style:font-name-asian="Arial1" style:font-size-asian="9pt" style:font-weight-asian="bold" style:font-name-complex="Arial1" style:font-size-complex="9pt" style:font-weight-complex="bold"/>
    </style:style>
    <style:style style:name="P6" style:family="paragraph" style:parent-style-name="Standard">
      <style:paragraph-properties fo:margin-top="0in" fo:margin-bottom="0in" loext:contextual-spacing="false" fo:line-height="100%" fo:text-align="justify" style:justify-single-word="false"/>
      <style:text-properties style:font-name="Arial" fo:font-size="9pt" style:font-name-asian="Arial1" style:font-size-asian="9pt" style:font-name-complex="Arial1" style:font-size-complex="9pt"/>
    </style:style>
    <style:style style:name="P7" style:family="paragraph" style:parent-style-name="Standard">
      <style:paragraph-properties fo:margin-top="0in" fo:margin-bottom="0in" loext:contextual-spacing="false" fo:line-height="100%"/>
      <style:text-properties style:font-name="Times" fo:font-size="12pt" style:font-name-asian="Times1" style:font-size-asian="12pt" style:font-name-complex="Times1" style:font-size-complex="12pt"/>
    </style:style>
    <style:style style:name="P8" style:family="paragraph" style:parent-style-name="Standard">
      <style:paragraph-properties fo:margin-top="0in" fo:margin-bottom="0in" loext:contextual-spacing="false" fo:line-height="100%"/>
      <style:text-properties fo:color="#000000" style:font-name="Arial" fo:font-size="12pt" style:font-name-asian="Arial1" style:font-size-asian="12pt" style:font-name-complex="Arial1" style:font-size-complex="12pt"/>
    </style:style>
    <style:style style:name="P9" style:family="paragraph" style:parent-style-name="Standard">
      <style:paragraph-properties fo:margin-top="0in" fo:margin-bottom="0in" loext:contextual-spacing="false" fo:line-height="100%" fo:text-align="justify" style:justify-single-word="false" fo:keep-with-next="always"/>
    </style:style>
    <style:style style:name="P10" style:family="paragraph" style:parent-style-name="Standard" style:master-page-name="Standard">
      <style:paragraph-properties fo:margin-top="0in" fo:margin-bottom="0in" loext:contextual-spacing="false" fo:line-height="100%" fo:text-align="justify" style:justify-single-word="false" style:page-number="1"/>
    </style:style>
    <style:style style:name="P11" style:family="paragraph" style:parent-style-name="Standard" style:list-style-name="WWNum2">
      <style:paragraph-properties fo:margin-left="0.75in" fo:margin-right="0in" fo:margin-top="0in" fo:margin-bottom="0in" loext:contextual-spacing="false" fo:line-height="100%" fo:text-indent="-0.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4" style:family="paragraph">
      <loext:graphic-properties draw:fill="none"/>
      <style:paragraph-properties fo:text-align="start"/>
      <style:text-properties fo:font-size="18pt"/>
    </style:style>
    <style:style style:name="T1" style:family="text">
      <style:text-properties style:font-name="Questrial" fo:font-size="16pt" fo:font-weight="bold" style:font-name-asian="Questrial1" style:font-size-asian="16pt" style:font-weight-asian="bold" style:font-name-complex="Questrial1" style:font-size-complex="16pt" style:font-weight-complex="bold"/>
    </style:style>
    <style:style style:name="T2" style:family="text">
      <style:text-properties style:font-name="Arial" fo:font-size="9pt" fo:font-style="italic" fo:font-weight="bold" style:font-name-asian="Arial1" style:font-size-asian="9pt" style:font-style-asian="italic" style:font-weight-asian="bold" style:font-name-complex="Arial1" style:font-size-complex="9pt" style:font-style-complex="italic" style:font-weight-complex="bold"/>
    </style:style>
    <style:style style:name="T3" style:family="text">
      <style:text-properties style:font-name="Arial" fo:font-size="9pt" style:font-name-asian="Arial1" style:font-size-asian="9pt" style:font-name-complex="Arial1" style:font-size-complex="9pt"/>
    </style:style>
    <style:style style:name="T4" style:family="text">
      <style:text-properties style:font-name="Arial" fo:font-weight="bold" style:font-name-asian="Arial1" style:font-weight-asian="bold" style:font-name-complex="Arial1" style:font-weight-complex="bold"/>
    </style:style>
    <style:style style:name="T5" style:family="text">
      <style:text-properties style:font-name="Arial" fo:font-size="12pt" style:font-name-asian="Arial1" style:font-size-asian="12pt" style:font-name-complex="Arial1" style:font-size-complex="12pt"/>
    </style:style>
    <style:style style:name="T6" style:family="text">
      <style:text-properties style:font-name="Arial" fo:font-size="12pt" fo:font-weight="bold" style:font-name-asian="Arial1" style:font-size-asian="12pt" style:font-weight-asian="bold" style:font-name-complex="Arial1" style:font-size-complex="12pt" style:font-weight-complex="bold"/>
    </style:style>
    <style:style style:name="T7"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8" style:family="text">
      <style:text-properties fo:color="#1f497d" style:font-name="Arial" fo:font-size="12pt" fo:font-weight="bold" style:font-name-asian="Arial1" style:font-size-asian="12pt" style:font-weight-asian="bold" style:font-name-complex="Arial1" style:font-size-complex="12pt" style:font-weight-complex="bold"/>
    </style:style>
    <style:style style:name="T9" style:family="text">
      <style:text-properties fo:color="#ff0000" style:font-name="Arial" fo:font-size="12pt" style:font-name-asian="Arial1" style:font-size-asian="12pt" style:font-name-complex="Arial1" style:font-size-complex="12pt"/>
    </style:style>
    <style:style style:name="T10" style:family="text">
      <style:text-properties fo:color="#000000" style:font-name="Arial" fo:font-size="12pt" style:font-name-asian="Arial1" style:font-size-asian="12pt" style:font-name-complex="Arial1" style:font-size-complex="12pt"/>
    </style:style>
    <style:style style:name="T11"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style>
    <style:style style:name="T12" style:family="text">
      <style:text-properties style:text-position="super 58%" style:font-name="Arial" fo:font-size="9pt" style:font-name-asian="Arial1" style:font-size-asian="9pt" style:font-name-complex="Arial1" style:font-size-complex="9pt"/>
    </style:style>
    <style:style style:name="T1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gr1"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s/>Arrivals and Departures </text:span></text:p>
      <text:p text:style-name="P4"><draw:custom-shape text:anchor-type="paragraph" draw:z-index="0" draw:name="Image1" draw:style-name="gr1" draw:text-style-name="P14" svg:width="0.0012in" svg:height="0.0142in" svg:x="0.0563in" svg:y="0.0945in"><text:p/><draw:enhanced-geometry draw:mirror-horizontal="false" draw:mirror-vertical="false" svg:viewBox="0 0 21600 21600" draw:type="mso-spt32" draw:enhanced-path="M 0 0 L 21600 21600 N"/></draw:custom-shape></text:p>
      <text:p text:style-name="P5"/>
      <text:p text:style-name="P5"/>
      <text:p text:style-name="P2"><text:span text:style-name="T2">Extra time will give a warm and friendly welcome to each child and adult on arrival and ensure that they depart safely at the end of each session.</text:span></text:p>
      <text:p text:style-name="P6"/>
      <text:p text:style-name="P9"><text:span text:style-name="T4">Admissions</text:span></text:p>
      <text:p text:style-name="P7"/>
      <text:p text:style-name="P2"><text:span text:style-name="T5">It is the responsibility of the owner, Mandy Grosse to ensure that an accurate record is kept of all children in the club, and that any arrival or departure to and from the premises is recorded in the register. The register will be kept in an accessible location on the premises at all times (on the desk alongside a member of staff during session time and in a locked cupboard out of hours)</text:span></text:p>
      <text:p text:style-name="P4"/>
      <text:p text:style-name="P2"><text:span text:style-name="T5">It is a requirement of the EYFS Framework that records of daily registers be kept for at least three years from the last entry. (Providers may be required to show these documents during the next Ofsted inspection.)</text:span></text:p>
      <text:p text:style-name="P2"><text:span text:style-name="T5"><text:s/></text:span></text:p>
      <text:p text:style-name="P9"><text:span text:style-name="T6">Arrivals</text:span></text:p>
      <text:p text:style-name="P3"/>
      <text:p text:style-name="P2"><text:span text:style-name="T8">On arrival for Breakfast club </text:span><text:span text:style-name="T5">a member of staff will immediately record the child’s attendance in the daily register, this will be the time that they arrived. The parents would always come to the main doors of the building with their child, by ringing the doorbell and waiting for a staff member from extra time to come and let them in. Due to health and safety issues surrounding safeguarding. </text:span></text:p>
      <text:p text:style-name="P4"/>
      <text:p text:style-name="P2"><text:span text:style-name="T5">The parent/carer will discuss anything at this point about their child, whether they have had a bad night, or want a message passing onto the school teacher</text:span></text:p>
      <text:p text:style-name="P4"/>
      <text:p text:style-name="P2"><text:span text:style-name="T8">On arrival at the after school club</text:span><text:span text:style-name="T6">, </text:span><text:span text:style-name="T5">two members of staff will collect the children from school, starting at the foundation stage area, and working up through school, reminding children to get all of their <text:s/>belongings. <text:s/>Another member of staff will tick the child’s name on that particular date in the register, showing we have collected straight after school, those children who attend an afterschool activity, will have the time added to the register on that date, to show they arrived at a later time. </text:span></text:p>
      <text:p text:style-name="P4"/>
      <text:p text:style-name="P2"><text:span text:style-name="T6">Departures</text:span></text:p>
      <text:p text:style-name="P3"/>
      <text:p text:style-name="P2"><text:span text:style-name="T5">If the child is to be collected by someone other than the parent/carer during an afterschool session, this must be indicated to a member of staff and recorded in the diary at the start of the session. The adult nominated to collect a child must be one of those named on the Registration Form Only adults – aged 16 years and over – and with suitable identification, will be authorised to collect children, unless this is to cause a major problem to the parents. There may be times that the parents are running late, and a responsible sibling has to collect, this will be put in writing by parents and put into the child’s file, of which the parents / carers will be informed that once the child has left the premises with the sibling, they are no longer covered by the clubs insurance, and this must only be a last resort, after exhausting a list of responsible adults to come and collect their child. </text:span></text:p>
      <text:p text:style-name="P4"/>
      <text:p text:style-name="P2"><text:span text:style-name="T5">Permission and arrangements for children leaving the club alone at the end of a session will be a matter for discussion between the manager and parents/carers, based on an understanding of a child’s age, maturity and previous experience. Written consent for children leaving the club alone, or with an older sibling must be submitted to the club before such arrangements are able to commence. No child under the age of 10 years old, will be allowed to leave the club unaccompanied, without permission from their parents.</text:span></text:p>
      <text:p text:style-name="P4"><text:soft-page-break/></text:p>
      <text:p text:style-name="P2"><text:span text:style-name="T5">No adult other than those named on the Admissions Form will be allowed to leave the club with a child without giving their password first. In the event that someone else should arrive without prior knowledge / without the password the club will telephone the parent/carer immediately, reminding them, that it is their duty to call and inform the staff about an unknown adult coming to collect their child, even if they have the password. </text:span></text:p>
      <text:p text:style-name="P4"/>
      <text:list xml:id="list2801898767" text:style-name="WWNum2">
        <text:list-item>
          <text:p text:style-name="P11"><text:span text:style-name="T5">If parent /carer is going to be late picking the child up, they are asked to telephone the staff and inform them no later than </text:span><text:span text:style-name="T7">5.45pm.</text:span><text:span text:style-name="T5"> by which time they should be well on their way to get to the club on time or have contacted another responsible adult to come collect their child on their behalf, as we have to be off the school grounds by 6pm SHARP.</text:span></text:p>
        </text:list-item>
        <text:list-item>
          <text:p text:style-name="P11"><text:span text:style-name="T5">If no one calls before the end of the session, <text:s/>staff on duty will then try to contact the person whom normally collects the child. If not contactable then the next person named on the registration form will be contacted. </text:span></text:p>
        </text:list-item>
      </text:list>
      <text:p text:style-name="P3"/>
      <text:p text:style-name="P3"/>
      <text:list xml:id="list130348195620712" text:continue-numbering="true" text:style-name="WWNum2">
        <text:list-item>
          <text:p text:style-name="P11"><text:span text:style-name="T9">If a child is not picked up within 10 minutes after 6pm with no call from the person collecting them, a fee will then be charged this will cover the staff’s wages that have to stay until all children have been collected. If at 6.15pm there is still no sign of the child/rens parent/carer then the police/ social care team will be contacted, to let them know of the situation and to find out what happens next. If a parent does arrive, then staff will ring police / social care team back with the additional information. <text:tab/></text:span></text:p>
        </text:list-item>
      </text:list>
      <text:p text:style-name="P1"><text:span text:style-name="T5"><text:s text:c="5"/></text:span></text:p>
      <text:p text:style-name="P1"><text:span text:style-name="T10">2 members of staff have to stay until the child has been collected by either parents or social services.</text:span></text:p>
      <text:p text:style-name="P8"/>
      <text:p text:style-name="P1"><text:span text:style-name="T10">A charge of £20 every 10 minutes will be charged to cover staffs overtime costs.</text:span></text:p>
      <text:p text:style-name="P1"><text:span text:style-name="T11">This charge will be added even in the event of a parent running late, unless we are made aware of in advance of the end of the session that there has been a major incident </text:span></text:p>
      <text:p text:style-name="P2"><text:span text:style-name="T11">I.E</text:span><text:span text:style-name="T10"> – major crash on motorway, or flooding or any other eventuality that will cause a lot of our parents to be late</text:span><text:span text:style-name="T5">, then it will be up to Mandy Grosse to decide whether any charges are to be applied.</text:span></text:p>
      <text:p text:style-name="P4"/>
      <text:p text:style-name="P2"><text:span text:style-name="T5">Upon departure, the register will be completed to show the time that the child had left the premises. </text:span></text:p>
      <text:p text:style-name="P4"/>
      <text:p text:style-name="P4"/>
      <text:p text:style-name="P4"/>
      <text:p text:style-name="P3"/>
      <text:p text:style-name="P9"><text:span text:style-name="T6">Absences </text:span></text:p>
      <text:p text:style-name="P3"/>
      <text:p text:style-name="P2"><text:span text:style-name="T5">If a child is going to be absent from a session, parents must let the staff in the out of school club know in advance wherever possible. </text:span><text:span text:style-name="T6">They can text,</text:span><text:span text:style-name="T5"> leave a voice mail or massage us via face book. If a child is absent from a session, once it passes their normal drop off time, staff will text mum / dad/ / carer to see if everything is okay, and whether the child is sick or not, and will record this accordingly.</text:span></text:p>
      <text:p text:style-name="P4"/>
      <text:p text:style-name="P2"><text:span text:style-name="T5">If a child is absent without explanation for more than three days concurrently, staff will contact the parents/carers to try to ascertain the reasons behind this.</text:span></text:p>
      <text:p text:style-name="P4"/>
      <text:p text:style-name="P2"><text:soft-page-break/><text:span text:style-name="T5">Regular absences from the club could be an early sign and/or symptom that a child or family may be encountering some difficulties and might need support from the relevant statutory agencies. The club and its staff will always try to discover the causes of prolonged and unexplained absences.</text:span></text:p>
      <text:p text:style-name="P4"/>
      <text:p text:style-name="P9"><text:span text:style-name="T6">Escorting Children between School and the club</text:span></text:p>
      <text:p text:style-name="P3"/>
      <text:p text:style-name="P2"><text:span text:style-name="T5">Where children are escorted between school premises and the club, the following procedures will be carried out:</text:span></text:p>
      <text:p text:style-name="P4"/>
      <text:p text:style-name="P2"><text:span text:style-name="T5">The Owner will ensure that a thorough risk assessment is carried out and regularly reviewed, if we were to collect from any other school a contact within the school will be identified, with whom the owner will liaise.</text:span></text:p>
      <text:p text:style-name="P4"/>
      <text:p text:style-name="P2"><text:span text:style-name="T5">A clear agreement will be reached between the club, parents and the school regarding when responsibility for children’s safety is officially transferred.</text:span></text:p>
      <text:p text:style-name="P4"/>
      <text:p text:style-name="P2"><text:span text:style-name="T5">The owner will ensure that a list of all children who require escorting between locations is kept by both the school and the club and updated when changes are made.</text:span></text:p>
      <text:p text:style-name="P4"/>
      <text:p text:style-name="P2"><text:span text:style-name="T5">A regular meeting place for children will be established within both the school and the club. (this is at the classroom doors inside the classroom) </text:span></text:p>
      <text:p text:style-name="P2"><text:span text:style-name="T5">There will always be two staff members accompanying any such group of children from school.</text:span></text:p>
      <text:p text:style-name="P4"/>
      <text:p text:style-name="P2"><text:span text:style-name="T5">If a child is absent from the club without prior warning, staff will check to see if they attended school that day – they will not simply accept the word of other children. If the whereabouts of the child is not clear, staff will immediately inform the designated contact at the school and the parents/carers. </text:span></text:p>
      <text:p text:style-name="P4"/>
      <text:p text:style-name="P4"/>
      <text:p text:style-name="P4"/>
      <text:p text:style-name="P9"><text:span text:style-name="T6">Transport</text:span></text:p>
      <text:p text:style-name="P3"/>
      <text:p text:style-name="P2"><text:span text:style-name="T5">Where possible, if the club does pick ups and drop offs to and from other schools, other than Darton Primary, the club will use a member of staffs personal car, covered by their business use insurance. . When escorting children by private vehicle, staff will ensure that the following rules are always adhered to:</text:span></text:p>
      <text:p text:style-name="P4"/>
      <text:list xml:id="list255712012" text:style-name="WWNum1">
        <text:list-item>
          <text:p text:style-name="P12"><text:span text:style-name="T5">There will always be at least one adult supervising at all times. All adults, who are involved in the transportation of children will have appropriate and up to date enhanced DBS (disclosure and barring service ) check.</text:span></text:p>
        </text:list-item>
      </text:list>
      <text:p text:style-name="P4"/>
      <text:list xml:id="list130348056488549" text:continue-numbering="true" text:style-name="WWNum1">
        <text:list-item>
          <text:p text:style-name="P12"><text:span text:style-name="T5">Children should not sit at the front of a minibus, unless there is only one member of staff for a particular reason, and then the tallest <text:s/>child may have to sit in the front, however this will be discussed alongside the driver, and at the drivers discression. </text:span></text:p>
        </text:list-item>
      </text:list>
      <text:p text:style-name="P4"><text:soft-page-break/></text:p>
      <text:list xml:id="list130347866205603" text:continue-numbering="true" text:style-name="WWNum1">
        <text:list-item>
          <text:p text:style-name="P12"><text:span text:style-name="T5">If using a minibus, The driver will have a valid Section 19 Small Bus Permit, suitable for driving a minibus and escorting children.</text:span></text:p>
        </text:list-item>
      </text:list>
      <text:p text:style-name="P4"/>
      <text:p text:style-name="Standard"><text:span text:style-name="T5">All vehicles used, will always be checked that they are suitably insured and all children are wearing seat belts</text:span><text:span text:style-name="T3">. <text:s/></text:span></text:p>
      <text:p text:style-name="Standard"><text:span text:style-name="T3">Date: 17</text:span><text:span text:style-name="T12">th</text:span><text:span text:style-name="T3"> march 2025<text:tab/><text:tab/><text:tab/><text:tab/><text:tab/>signature:<text:tab/><text:tab/></text:span></text:p>
      <text:p text:style-name="Standard"><text:span text:style-name="T3">position in club: <text:s text:c="2"/>OWNER <text:s text:c="27"/>Review date: March 2026</text:span></text:p>
      <text:p text:style-name="Standard"/>
      <text:p text:style-name="Standard">We the signed below, have reviewed, read and will adhere to this policy:</text:p>
      <text:p text:style-name="Standard"/>
      <text:p text:style-name="Standard">A.Grosse: <text:s text:c="26"/><text:tab/><text:tab/>Date:</text:p>
      <text:p text:style-name="Standard">N.Walton:<text:tab/><text:tab/><text:tab/><text:tab/>Date:</text:p>
      <text:p text:style-name="Standard">H.Bailey:<text:tab/><text:tab/><text:tab/><text:tab/>Date:</text:p>
      <text:p text:style-name="Standard">T.Quinn:<text:tab/><text:tab/><text:tab/><text:tab/>Date:</text:p>
      <text:p text:style-name="Standard">M.Wright:<text:tab/><text:tab/><text:tab/><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Footnote" style:family="paragraph" style:parent-style-name="normal" style:default-outline-level="" style:class="extra">
      <style:paragraph-properties fo:margin-top="0in" fo:margin-bottom="0in" loext:contextual-spacing="false" fo:line-height="100%"/>
      <style:text-properties style:font-name="Times" fo:font-family="Times" style:font-family-generic="roman" style:font-pitch="variable" fo:font-size="10pt" style:font-name-asian="Times1" style:font-family-asian="Times" style:font-family-generic-asian="system" style:font-pitch-asian="variable" style:font-size-asian="10pt" style:language-asian="en" style:country-asian="GB" style:font-name-complex="Times New Roman" style:font-family-complex="'Times New Roman'" style:font-family-generic-complex="system" style:font-pitch-complex="variable" style:font-size-complex="10pt"/>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en" style:country-asian="GB" style:font-name-complex="Times New Roman"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5in" fo:margin-left="0.7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Extra time policy and procedure <text:s text:c="7"/><text:tab/><text:tab/> <text:s text:c="3"/>reviewed march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17T10:43:00</meta:creation-date>
    <meta:initial-creator>Mandy</meta:initial-creator>
    <meta:document-statistic meta:table-count="0" meta:image-count="0" meta:object-count="0" meta:page-count="4" meta:paragraph-count="50" meta:word-count="1577" meta:character-count="9013" meta:non-whitespace-character-count="7371"/>
    <meta:generator>LibreOfficeDev/6.0.5.2$Linux_X86_64 LibreOffice_project/</meta:generator>
  </office:meta>
</office:document-meta>
</file>